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1001.45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135.3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407.79pt"/>
    </style:style>
    <style:style style:name="co10" style:family="table-column">
      <style:table-column-properties fo:break-before="auto" style:column-width="424.06pt"/>
    </style:style>
    <style:style style:name="co11" style:family="table-column">
      <style:table-column-properties fo:break-before="auto" style:column-width="292.3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HashValue</text:p>
          </table:table-cell>
          <table:table-cell office:value-type="string" calcext:value-type="string">
            <text:p>ThreadCount</text:p>
          </table:table-cell>
          <table:table-cell office:value-type="string" calcext:value-type="string">
            <text:p>Line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PossibleConflict</text:p>
          </table:table-cell>
          <table:table-cell office:value-type="string" calcext:value-type="string">
            <text:p>LicenseSourc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uggested Edits</text:p>
          </table:table-cell>
        </table:table-row>
        <table:table-row table:style-name="ro1">
          <table:table-cell office:value-type="string" calcext:value-type="string">
            <text:p>-500884852934785468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MLConfig</text:p>
          </table:table-cell>
          <table:table-cell office:value-type="string" calcext:value-type="string">
            <text:p>http://spring.io/blog/2011/01/04/green-beans-getting-started-with-spring-mvc/</text:p>
          </table:table-cell>
          <table:table-cell office:value-type="string" calcext:value-type="string">
            <text:p>Official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pivotal.io/leg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09787418800016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meyerweb.com/eric/tools/css/reset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Public domain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meyerweb.com/eric/tools/css/reset/</text:p>
          </table:table-cell>
          <table:table-cell office:value-type="string" calcext:value-type="string">
            <text:p>License provided in snippet (comment)</text:p>
          </table:table-cell>
          <table:table-cell/>
        </table:table-row>
        <table:table-row table:style-name="ro1">
          <table:table-cell office:value-type="string" calcext:value-type="string">
            <text:p>625541968732388730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web.archive.org/web/20120127002346/https://codeigniter.com/wiki/mod_rewrite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eb.archive.org/web/20120113155354/http://codeigniter.com/terms</text:p>
          </table:table-cell>
          <table:table-cell office:value-type="string" calcext:value-type="string">
            <text:p>Not available anymore</text:p>
          </table:table-cell>
          <table:table-cell/>
        </table:table-row>
        <table:table-row table:style-name="ro1">
          <table:table-cell office:value-type="string" calcext:value-type="string">
            <text:p>49044921329615020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-424244137664379495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MLGui</text:p>
          </table:table-cell>
          <table:table-cell office:value-type="string" calcext:value-type="string">
            <text:p>https://developer.android.com/training/implementing-navigation/nav-drawer</text:p>
          </table:table-cell>
          <table:table-cell office:value-type="string" calcext:value-type="string">
            <text:p>OfficialTutorial</text:p>
          </table:table-cell>
          <table:table-cell office:value-type="string" calcext:value-type="string">
            <text:p>CC BY 2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developer.android.com/license</text:p>
          </table:table-cell>
          <table:table-cell office:value-type="string" calcext:value-type="string">
            <text:p>Compatibility of BY and BY-SA?</text:p>
          </table:table-cell>
          <table:table-cell office:value-type="string" calcext:value-type="string">
            <text:p>https://stackoverflow.com/review/suggested-edits/21495979</text:p>
          </table:table-cell>
        </table:table-row>
        <table:table-row table:style-name="ro1">
          <table:table-cell office:value-type="string" calcext:value-type="string">
            <text:p>-134474895848802170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-381264010473955977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MLConfig</text:p>
          </table:table-cell>
          <table:table-cell office:value-type="string" calcext:value-type="string">
            <text:p>https://github.com/rails/rails/blob/28cf893d6c95bd4428b030894898587c79a8c6b1/railties/lib/rails/generators/rails/app/templates/config/databases/sqlite3.yml</text:p>
          </table:table-cell>
          <table:table-cell office:value-type="string" calcext:value-type="string">
            <text:p>DefaultConfig</text:p>
          </table:table-cell>
          <table:table-cell office:value-type="string" calcext:value-type="string">
            <text:p>MIT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github.com/rails/rails/blob/master/MIT-LICENSE</text:p>
          </table:table-cell>
          <table:table-cell office:value-type="string" calcext:value-type="string">
            <text:p>Not found in most recent release of rails/rails</text:p>
          </table:table-cell>
          <table:table-cell/>
        </table:table-row>
        <table:table-row table:style-name="ro1">
          <table:table-cell office:value-type="string" calcext:value-type="string">
            <text:p>486859754970566610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https://www.w3schools.com/php/php_file_upload.asp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Fair Use Polic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www.w3schools.com/about/about_copyright.asp</text:p>
          </table:table-cell>
          <table:table-cell office:value-type="string" calcext:value-type="string">
            <text:p>Unclear if fair use policy applies for usage on SO</text:p>
          </table:table-cell>
          <table:table-cell/>
        </table:table-row>
        <table:table-row table:style-name="ro1">
          <table:table-cell office:value-type="string" calcext:value-type="string">
            <text:p>-811074785969898306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stackoverflow.com/a/39532855</text:p>
          </table:table-cell>
          <table:table-cell office:value-type="string" calcext:value-type="string">
            <text:p>StackOverflow</text:p>
          </table:table-cell>
          <table:table-cell office:value-type="string" calcext:value-type="string">
            <text:p>CC BY-S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stackoverflow.com/legal/terms-of-service/public</text:p>
          </table:table-cell>
          <table:table-cell office:value-type="string" calcext:value-type="string">
            <text:p>Could be originally from SO</text:p>
          </table:table-cell>
          <table:table-cell/>
        </table:table-row>
        <table:table-row table:style-name="ro1">
          <table:table-cell office:value-type="string" calcext:value-type="string">
            <text:p>-116781241792445336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MLConfig</text:p>
          </table:table-cell>
          <table:table-cell office:value-type="string" calcext:value-type="string">
            <text:p>https://github.com/rails/rails/blob/28cf893d6c95bd4428b030894898587c79a8c6b1/railties/lib/rails/generators/rails/app/templates/config/databases/sqlite3.yml</text:p>
          </table:table-cell>
          <table:table-cell office:value-type="string" calcext:value-type="string">
            <text:p>DefaultConfig</text:p>
          </table:table-cell>
          <table:table-cell office:value-type="string" calcext:value-type="string">
            <text:p>MIT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github.com/rails/rails/blob/master/MIT-LICENSE</text:p>
          </table:table-cell>
          <table:table-cell office:value-type="string" calcext:value-type="string">
            <text:p>Not found in most recent release of rails/rails</text:p>
          </table:table-cell>
          <table:table-cell/>
        </table:table-row>
        <table:table-row table:style-name="ro1">
          <table:table-cell office:value-type="string" calcext:value-type="string">
            <text:p>7051436401999714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-1151016766288813810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://www.androidhive.info/2012/02/android-custom-listview-with-image-and-text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471051751859004717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MLConfig</text:p>
          </table:table-cell>
          <table:table-cell office:value-type="string" calcext:value-type="string">
            <text:p>http://tomcat.apache.org/tomcat-7.0-doc/config/filter.html#CORS_Filter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://tomcat.apache.org/legal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829506294874750076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lorMapping</text:p>
          </table:table-cell>
          <table:table-cell office:value-type="string" calcext:value-type="string">
            <text:p>https://css-tricks.com/rgba-browser-support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Custom permissive licens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css-tricks.com/license/</text:p>
          </table:table-cell>
          <table:table-cell office:value-type="string" calcext:value-type="string">
            <text:p>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436315486587379724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bootsnipp.com/snippets/featured/multi-level-dropdown-menu-bs3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MIT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bootsnipp.com/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315721729075314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MLConfig</text:p>
          </table:table-cell>
          <table:table-cell office:value-type="string" calcext:value-type="string">
            <text:p>Generated by IDE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https://stackoverflow.com/q/20699003</text:p>
          </table:table-cell>
          <table:table-cell office:value-type="string" calcext:value-type="string">
            <text:p>SO user mentions that file has been generated by the NetBeans IDE</text:p>
          </table:table-cell>
          <table:table-cell/>
        </table:table-row>
        <table:table-row table:style-name="ro1">
          <table:table-cell office:value-type="string" calcext:value-type="string">
            <text:p>-451619511186662200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http://php.net/manual/en/function.mail.php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://php.net/copyright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421431050299655304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gtmetrix.com/enable-gzip-compression.html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gtmetrix.com/terms-of-servic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680390275421959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MLGui</text:p>
          </table:table-cell>
          <table:table-cell office:value-type="string" calcext:value-type="string">
            <text:p>https://developer.android.com/training/implementing-navigation/nav-drawer</text:p>
          </table:table-cell>
          <table:table-cell office:value-type="string" calcext:value-type="string">
            <text:p>OfficialTutorial</text:p>
          </table:table-cell>
          <table:table-cell office:value-type="string" calcext:value-type="string">
            <text:p>CC BY 2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developer.android.com/license</text:p>
          </table:table-cell>
          <table:table-cell office:value-type="string" calcext:value-type="string">
            <text:p>Compatibility of BY and BY-SA?</text:p>
          </table:table-cell>
          <table:table-cell/>
        </table:table-row>
        <table:table-row table:style-name="ro1">
          <table:table-cell office:value-type="string" calcext:value-type="string">
            <text:p>5168938712808145599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3/07/android-expandable-list-view-tutoria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15935400983954040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MLExample</text:p>
          </table:table-cell>
          <table:table-cell office:value-type="string" calcext:value-type="string">
            <text:p>https://docs.python.org/2/library/xml.etree.elementtree.html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PSF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docs.python.org/2/license.html#history-and-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2052795834881556512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7/android-gps-location-manager-tutoria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Seems to be older version, SO user attributes source: https://stackoverflow.com/a/22317790</text:p>
          </table:table-cell>
          <table:table-cell/>
        </table:table-row>
        <table:table-row table:style-name="ro1">
          <table:table-cell office:value-type="string" calcext:value-type="string">
            <text:p>544310206023089105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www.rondebruin.nl/win/s1/outlook/amail6.htm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rondebruin.nl/win/s1/outlook/amail6.htm</text:p>
          </table:table-cell>
          <table:table-cell office:value-type="string" calcext:value-type="string">
            <text:p>Copyright remark at bottom of page</text:p>
          </table:table-cell>
          <table:table-cell/>
        </table:table-row>
        <table:table-row table:style-name="ro1">
          <table:table-cell office:value-type="string" calcext:value-type="string">
            <text:p>-445840316952560749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4/05/android-working-with-volley-library-1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-3583198142800591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SONExample</text:p>
          </table:table-cell>
          <table:table-cell office:value-type="string" calcext:value-type="string">
            <text:p>https://goessner.net/articles/JsonPath/index.html#e3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CC BY 2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goessner.net/articles/JsonPath/index.html#e3</text:p>
          </table:table-cell>
          <table:table-cell office:value-type="string" calcext:value-type="string">
            <text:p>License remark on the right</text:p>
          </table:table-cell>
          <table:table-cell/>
        </table:table-row>
        <table:table-row table:style-name="ro1">
          <table:table-cell office:value-type="string" calcext:value-type="string">
            <text:p>9202823679458084878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www.rondebruin.nl/win/s3/win008.htm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rondebruin.nl/win/s1/outlook/amail6.htm</text:p>
          </table:table-cell>
          <table:table-cell office:value-type="string" calcext:value-type="string">
            <text:p>Copyright remark at bottom of page</text:p>
          </table:table-cell>
          <table:table-cell/>
        </table:table-row>
        <table:table-row table:style-name="ro1">
          <table:table-cell office:value-type="string" calcext:value-type="string">
            <text:p>439903864687672721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109048674786326281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www.webdesignerdepot.com/2012/10/creating-a-modal-window-with-html5-and-css3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webdesignerdepot.com/2012/10/creating-a-modal-window-with-html5-and-css3/</text:p>
          </table:table-cell>
          <table:table-cell office:value-type="string" calcext:value-type="string">
            <text:p>Copyright remark at bottom of page</text:p>
          </table:table-cell>
          <table:table-cell/>
        </table:table-row>
        <table:table-row table:style-name="ro1">
          <table:table-cell office:value-type="string" calcext:value-type="string">
            <text:p>854747847856457610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1/android-json-parsing-tutoria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-580737802711512529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  <table:table-cell/>
        </table:table-row>
        <table:table-row table:style-name="ro1">
          <table:table-cell office:value-type="string" calcext:value-type="string">
            <text:p>7836666580979170565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css-tricks.com/snippets/css/media-queries-for-standard-devices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Custom permissive licens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css-tricks.com/licen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795517755672343216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MLGu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ther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86327406410383946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MLGu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ther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212243228535403416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www.nginx.com/resources/wiki/start/topics/examples/full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BS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nginx.org/LICENSE</text:p>
          </table:table-cell>
          <table:table-cell office:value-type="string" calcext:value-type="string">
            <text:p>Snippet seems to be older version of config file</text:p>
          </table:table-cell>
          <table:table-cell/>
        </table:table-row>
        <table:table-row table:style-name="ro1">
          <table:table-cell office:value-type="string" calcext:value-type="string">
            <text:p>-67145176739765329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https://webcheatsheet.com/php/send_email_text_html_attachment.php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ebcheatsheet.com/php/send_email_text_html_attachment.php</text:p>
          </table:table-cell>
          <table:table-cell office:value-type="string" calcext:value-type="string">
            <text:p>Copyright remark in lower left part of page</text:p>
          </table:table-cell>
          <table:table-cell/>
        </table:table-row>
        <table:table-row table:style-name="ro1">
          <table:table-cell office:value-type="string" calcext:value-type="string">
            <text:p>26173626227706432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MLConfig</text:p>
          </table:table-cell>
          <table:table-cell office:value-type="string" calcext:value-type="string">
            <text:p>https://github.com/sonatype/nexus-book-examples/blob/master/maven/settings/settings.xml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CC BY-NC-ND 3.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github.com/sonatype/nexus-book/blob/master/chapter-license.asciidoc</text:p>
          </table:table-cell>
          <table:table-cell office:value-type="string" calcext:value-type="string">
            <text:p>Variant of default config file</text:p>
          </table:table-cell>
          <table:table-cell/>
        </table:table-row>
        <table:table-row table:style-name="ro1">
          <table:table-cell office:value-type="string" calcext:value-type="string">
            <text:p>7634855721834100918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github.com/nexcess/magento/blob/master/.htaccess.sample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OSL 3.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github.com/nexcess/magento/blob/master/LICENSE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234620642798312536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stackoverflow.com/a/36029225</text:p>
          </table:table-cell>
          <table:table-cell office:value-type="string" calcext:value-type="string">
            <text:p>StackOverflow</text:p>
          </table:table-cell>
          <table:table-cell office:value-type="string" calcext:value-type="string">
            <text:p>CC BY-S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stackoverflow.com/a/36029225</text:p>
          </table:table-cell>
          <table:table-cell office:value-type="string" calcext:value-type="string">
            <text:p>Posted by author of snippet on SO</text:p>
          </table:table-cell>
          <table:table-cell/>
        </table:table-row>
        <table:table-row table:style-name="ro1">
          <table:table-cell office:value-type="string" calcext:value-type="string">
            <text:p>-219315127733048316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bjectiveC</text:p>
          </table:table-cell>
          <table:table-cell office:value-type="string" calcext:value-type="string">
            <text:p>https://developer.apple.com/library/archive/qa/qa1703/_index.html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pple.com/legal/internet-services/terms/sit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844797557627507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://vbadud.blogspot.com/2009/08/how-to-login-to-website-using-vba.html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://vbadud.blogspot.com/2009/08/how-to-login-to-website-using-vba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541081828841706569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answers.microsoft.com/en-us/windows/forum/windows_vista-security/windows-falsely-says-download-has-virus-and-will/f51640dc-cab7-4a04-8808-347ca883c4d2?messageId=c7d10413-a8e4-42ed-a6da-f6d2569e5820</text:p>
          </table:table-cell>
          <table:table-cell office:value-type="string" calcext:value-type="string">
            <text:p>OfficialForum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microsoft.com/en-us/legal/intellectualproperty/copyright/default.a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1139808100093303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https://getbootstrap.com/docs/3.3/javascript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MIT/CC BY-SA 3.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getbootstrap.com/docs/3.3/javascript/</text:p>
          </table:table-cell>
          <table:table-cell office:value-type="string" calcext:value-type="string">
            <text:p>License remark at bottom of page</text:p>
          </table:table-cell>
          <table:table-cell/>
        </table:table-row>
        <table:table-row table:style-name="ro1">
          <table:table-cell office:value-type="string" calcext:value-type="string">
            <text:p>-3346273856353424080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coderanch.com/t/610054/java/Add-DocumentListener-validate-multiple-JTextFields</text:p>
          </table:table-cell>
          <table:table-cell office:value-type="string" calcext:value-type="string">
            <text:p>IndependentForum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coderanch.com/t/610054/java/Add-DocumentListener-validate-multiple-JTextFields</text:p>
          </table:table-cell>
          <table:table-cell office:value-type="string" calcext:value-type="string">
            <text:p>Copyright remark at bottom of page</text:p>
          </table:table-cell>
          <table:table-cell/>
        </table:table-row>
        <table:table-row table:style-name="ro1">
          <table:table-cell office:value-type="string" calcext:value-type="string">
            <text:p>305360740205448930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stackoverflow.com/questions/673153/html-table-with-fixed-headers/20030304#20030304</text:p>
          </table:table-cell>
          <table:table-cell office:value-type="string" calcext:value-type="string">
            <text:p>StackOverflow</text:p>
          </table:table-cell>
          <table:table-cell office:value-type="string" calcext:value-type="string">
            <text:p>CC BY-S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stackoverflow.com/legal/terms-of-service/public</text:p>
          </table:table-cell>
          <table:table-cell office:value-type="string" calcext:value-type="string">
            <text:p>Could be originally from SO</text:p>
          </table:table-cell>
          <table:table-cell/>
        </table:table-row>
        <table:table-row table:style-name="ro1">
          <table:table-cell office:value-type="string" calcext:value-type="string">
            <text:p>-799353225695546540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ML/JavaScript</text:p>
          </table:table-cell>
          <table:table-cell office:value-type="string" calcext:value-type="string">
            <text:p>https://developers.google.com/youtube/iframe_api_reference#Getting_Started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Apache 2.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developers.google.com/youtube/iframe_api_reference#Getting_Started</text:p>
          </table:table-cell>
          <table:table-cell office:value-type="string" calcext:value-type="string">
            <text:p>License remark at bottom of page</text:p>
          </table:table-cell>
          <table:table-cell/>
        </table:table-row>
        <table:table-row table:style-name="ro1">
          <table:table-cell office:value-type="string" calcext:value-type="string">
            <text:p>314810072566903856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stackoverflow.com/a/37046738</text:p>
          </table:table-cell>
          <table:table-cell office:value-type="string" calcext:value-type="string">
            <text:p>StackOverflow</text:p>
          </table:table-cell>
          <table:table-cell office:value-type="string" calcext:value-type="string">
            <text:p>CC BY-S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stackoverflow.com/legal/terms-of-service/public</text:p>
          </table:table-cell>
          <table:table-cell office:value-type="string" calcext:value-type="string">
            <text:p>Could be originally from SO</text:p>
          </table:table-cell>
          <table:table-cell/>
        </table:table-row>
        <table:table-row table:style-name="ro1">
          <table:table-cell office:value-type="string" calcext:value-type="string">
            <text:p>-495668304814102799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sourceforge.net/projects/proguard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GPL 2.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sourceforge.net/projects/proguard/</text:p>
          </table:table-cell>
          <table:table-cell office:value-type="string" calcext:value-type="string">
            <text:p>Variant of default config file</text:p>
          </table:table-cell>
          <table:table-cell/>
        </table:table-row>
        <table:table-row table:style-name="ro1">
          <table:table-cell office:value-type="string" calcext:value-type="string">
            <text:p>-804291662272299144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sourceforge.net/projects/proguard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GPL 2.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sourceforge.net/projects/proguard/</text:p>
          </table:table-cell>
          <table:table-cell office:value-type="string" calcext:value-type="string">
            <text:p>Variant of default config file</text:p>
          </table:table-cell>
          <table:table-cell/>
        </table:table-row>
        <table:table-row table:style-name="ro2">
          <table:table-cell office:value-type="string" calcext:value-type="string">
            <text:p>82439508802522428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developer.android.com/training/articles/security-ssl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CC BY 2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developer.android.com/license</text:p>
          </table:table-cell>
          <table:table-cell office:value-type="string" calcext:value-type="string">
            <text:p>Compatibility of BY and BY-SA?</text:p>
          </table:table-cell>
          <table:table-cell office:value-type="string" calcext:value-type="string">
            <text:p><text:a xlink:href="https://stackoverflow.com/review/suggested-edits/21496343" xlink:type="simple">https://stackoverflow.com/review/suggested-edits/21496343</text:a>; <text:a xlink:href="https://stackoverflow.com/review/suggested-edits/21496377" xlink:type="simple">https://stackoverflow.com/review/suggested-edits/21496377</text:a>; https://stackoverflow.com/review/suggested-edits/21496383</text:p>
          </table:table-cell>
        </table:table-row>
        <table:table-row table:style-name="ro1">
          <table:table-cell office:value-type="string" calcext:value-type="string">
            <text:p>911993833966356525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avaScriptExample</text:p>
          </table:table-cell>
          <table:table-cell office:value-type="string" calcext:value-type="string">
            <text:p>http://jqueryui.com/autocomplete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MIT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jquery.org/licen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916046912406804741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894342668387249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76360444073857241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98156796475072968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0113285688321616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34394325335559272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05451040105906471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9854936370735717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58541550752729488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0044287222969296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91305719549819258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15113972239944619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19417647617019049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24681962767270807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0022215844016908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620720760721543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39391866631329603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1414241549100479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605975516467060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0719050534648197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28933894635522024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25346407208814319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88590211217673651</text:p>
          </table:table-cell>
          <table:table-cell office:value-type="float" office:value="12" calcext:value-type="float">
            <text:p>12</text:p>
          </table:table-cell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37965886511205011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6601901179006901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9844944335086301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989047268026698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84057938309996464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615581821004062709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64690366866800408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31737937781557047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2299494315848703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59735636644947071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7458193214756895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58721822472215164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1908580338365908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91246892653236486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0120909950743285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86826379995518417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75895509595241457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42496740585879188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9907212616654012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00114582394737028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2163701938908329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19014934972818095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64751358803849492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50526616584372168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66295117053806738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852235496327294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5509930943198908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48665549817460840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07043005260720481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86362787350909325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59271590292417713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4256981255043877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36055921673867694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1876869338456906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1363347357567465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4492881658454556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1344564867343562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0937979351493181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20256059601783390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4120728692475957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09600691903205869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2166862056452707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7421519356447166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8694434815192065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5286254340409626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4674936004528222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51455993680552733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745317396234235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1170323093511056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00658961006298478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69758434428119015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76385828913957821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55160577801308826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207832608141402872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3084350547580752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77726020854828164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8555214025672935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64506850373261524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99830671807907827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33512116597600486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9882971830973459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50112027525988072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7622973857766294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7317272782992381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8062068348523716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2554384373874225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07182111243747493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2314483520343424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18829954830173460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3867605282831110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87024922322240272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8999815727523598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37773005771500884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7432206626079380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7398378860419524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653768343588059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39438691779712168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8012668661774487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04356605086001048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17584406274845344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590545524506888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2522811874863406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201563118651141339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8966880938880747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959406314471911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821872008408170017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920445206248886987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881242330401691199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9436811450992255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110748367202919354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093067210615138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45890616728636596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75151416932102248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581600035473759456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7069281604778167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1362284338710350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01708659555987612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0794316988656531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3303677767732690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1639991701684274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47551572474015642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9388933154579619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4560478869127489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9071982662483312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7769375363407309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29253203015088369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9050006036905820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736017436506405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89379243842674034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06208100518560249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54527568840970862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5887559527619486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68200555556007311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57941491837991312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21179442263807427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4199906398663686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2717737103772939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82402317721813929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35000472099865103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95192127646806578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6927340295797356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0723599319891742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58045438102117928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90517771242444358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2319037980220629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25873641854096425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64035162068116557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432911962076088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40361258952807062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794026231314649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6191196415311022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152569804373157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6664846127694361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5714671926623704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4832841118085939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4908056893747614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0620284191915085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36427728035508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1913000576197176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702784411470051708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309990469071791560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580984027424161964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153009120017431773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6656717328286836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1634767634995168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0282709805682712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60954308863228498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40677867749398501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19664671447679682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56858009325556333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4479348097069710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02863967872131092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56784223767842186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9000952222012514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82731809110747235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1812118797570339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06865847505554432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9026271003497543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75160431495042437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81336728787689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71687180064568694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30517711774869663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3448787774803167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25405588495305570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4820585742091312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0327017378393907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95209274453527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09517714069816364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3429394361771478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090780459517707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8985482884428339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3348548834530810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53377715183237200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8938418747022897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3564099014730767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6089825205663847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4066937522884508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82158651698226961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9039199045299794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24516863824771015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6379312573160662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5671335812493617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7172375190456636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118178159048829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981826192101620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004700323940141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5722776885138931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9097307454115613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2812609604902864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85807063444903117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6150306589847636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044365764292338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9953428801570969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50024901245659729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025496565779007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572547150599665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3691737372071774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19585219610064613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560754690384710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20290793457668457</text:p>
          </table:table-cell>
          <table:table-cell office:value-type="float" office:value="7" calcext:value-type="float">
            <text:p>7</text:p>
          </table:table-cell>
          <table:table-cell office:value-type="float" office:value="374" calcext:value-type="float">
            <text:p>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23111761618467476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47132496444666153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210080652456827021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9731106114673092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95858055505143799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427069715545091728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013044399635970540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020367314868897319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91796000992890557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77187917039538253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2298548612228956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26948893476294588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3308584161964445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942509255400703052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7760223260723130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3973524385688326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56931343987222655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2677948491153097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2337843110971722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21870048897768134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8962519247776355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88200812100721394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861507377276972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3039155718973110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15231226359989888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5992332918504089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50886340197727914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0369360482592566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5298312075047511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9256351578335978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5042323696579428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413438647057228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1098187837205565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8840992016301051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31188813474409161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76144066820260045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78807292834141762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25620913412778396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0472210312949708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57105917532083665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1555178127422749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21025984058966815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81627063551271426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9690896923166562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844891082584053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77856348721572289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482690305341689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4136761216421289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1303574919128238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0413162941765909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4152494065759941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0460853613654144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83123842961727151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08766747790595144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72197433609498807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30206581757672897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75510053690727160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76613223894813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1353979175701938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443488750670407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68577247233781376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84077441921609481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83766617335232728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81168429745993575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124160597042024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69781309322385567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18243259053219936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9566283843652671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8799670684192228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8817740558709847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38781713169842430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84889928462988998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14702256332165209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9009798473165593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50089364695676835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95767046754013212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150669019546141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1138906609149800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64929914147180119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6717702493721897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1228316211398285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2666173574894566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43395351350754890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9497755608501062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0140868432115639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43186313820444729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61688054990375170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8327816602260451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01269708498767873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60661685930089720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0972276760441715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5539996195654078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31785672626157302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388333150049533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334914434177841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28762593186073441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66062903902914416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8525896260656506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295418158216267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6852147667454807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52565016221254901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2134833088979673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81731763866666264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0487559047009270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449044269742190178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04294653977591417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77482404871478465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95569438130837568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16684853017641881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24418094889049902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268176132432003008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1522013505101602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28558584288938808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13108950035466833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250343221847980167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90001823392833728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944707108550613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19357850793231325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070538668226392881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0083565050373259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65257276033999576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606079262378767696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52419038994772376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69040016613881548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1599968435840891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7441993102384875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6103662145518018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5964512723136227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9844238741120950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93839351937872741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9810767369579922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46994132998416127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85774759516674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927384015516687348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406656184102204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100022243647380263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75487974958711562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63152455261233074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19978812387406445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7770392015997227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6957767745663342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45904286871419720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84883983177438740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95402592833534594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1564376825687281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5686870279269874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72257725794593558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1486444729412753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718224931919400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66261786539849930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6152696960415196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262539974279438276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676325380414689946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8564275891673251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5244858138501245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15662555019872762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3313059407033307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1342956092424317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47559929601490813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5227227838800166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8277396375753710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27975743391019375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1223724431881318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08102173588813903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1164331987941544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83575580002765159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42849523486493445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24852067738817966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56368493975961871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38415628543087735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0432372755025025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15697303627959188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9718357080790177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90104467770944467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9515734290600874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31449961782364642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925734458640216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504262304608267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9674891352741092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477259117408038176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54396790314931276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5232270199568498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00439569812108077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6365162651026824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8774390067574096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019098193695108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97449970264475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82091166769863178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5753711915122899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41156867771188158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3360013927059835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415929613552673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09019996700079846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34413657950845416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8195838529532229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787344159358589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73239967753196769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9204887637089519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91262869013577328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2682331643479293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03604149586835817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1812769404273976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3212648256058651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9277501090586334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7374914393427678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450381686183516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28571617773045778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4827370523270818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127177460801757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17632353313281675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0709364005493638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97333773274973897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5550092093373291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821918434671570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9257944609943912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53462068588939286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88864136223475613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257314615326317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58763516658708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22165795403382798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13272981014060668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44737680699878930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4847876452737406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7110897734612938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64085782494203978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39911287121340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290431031023724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62244116775575395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61342408379317620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14674951358607202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2963426688531137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2190979416755438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6479867992255269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58809273542081573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8754280502846982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820738055671760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4812177317463106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698252754199739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85152744252341246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4399909812889689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51494240713567597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2430201948409465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4210213051253553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34690671334663054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79952087321749386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4631811200941579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6312613847368300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5044797975801420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18332191805108409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4587145814145090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7510071465100722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2902102727707362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7242814945197917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6938960124293087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852164315752787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2783708702296131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81268711387147086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8943530429779171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575586759059443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4640855661825862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588554047557932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96653138940999385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8763395377180219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970930420090812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9337191595216716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37184945341640426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15429355540198157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10659338965092753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6557577474609393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521757329648664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51881235226152612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45950275137315547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4378362810900541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9195077250109172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90543292869254238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87474111476835764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653691803384994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5125739893841093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5025030787960857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5954140924183886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37208355066831788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02229136394399117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2725177681957018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3374881150101785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291132335958528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0015613920130387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760258259372910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345004572160011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42057079486127568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62089742297558774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014919921231983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3991164367185413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1489867652154238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8221384523383178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840504329153630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61428401437951273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01965561864362481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119662231899752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04775321083513688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3722893473238788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5381011935560451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16992799113154422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0632275952286450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7671210012261632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4677475527772637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08360392736166442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4133667687460664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0999396943053386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88797346903458645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76406147904743570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1246835501484318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42327044831529568</text:p>
          </table:table-cell>
          <table:table-cell office:value-type="float" office:value="5" calcext:value-type="float">
            <text:p>5</text:p>
          </table:table-cell>
          <table:table-cell office:value-type="float" office:value="486" calcext:value-type="float">
            <text:p>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119453640139065022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527486550530475939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95404664854118945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76188532313142075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09958692045172579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40507415921173751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85425268673291297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666949083299967796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6726864403651272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693476503271385078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71453944325266544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1925691861619294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24160720556971315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828715727391298505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694045080617003588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904919059309997257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436567475961792568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47177713365853519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215409948733236595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38571384296304830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1705702589506936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39918447550881123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677445004740838465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58241340568249917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3240605998027427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46719397689471494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05843637389648043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27781587929840327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558378006181429454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861846715682788471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55247669234077587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801396378476524403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24646969551491353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266844919324230833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68174945026487646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372770906104678669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6515540098543610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340911373998630966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0810905777141504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33774913841160295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4728016676258723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482135589399341495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733805713692523092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409418973436338563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7558984317684084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21059283717053505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489188430571516545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19204518489074670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78234844529697892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458007427702880306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813517850796026848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230587640484649206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0823550374436316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1499474105338558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162704615312877246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1382779215760363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4803433207865399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811949093399830323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2025962929267684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904074365666005080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705356804419274619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7589839110515679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5374225614555979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570570704698349907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7180652909278926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8238465063961246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2790253202596422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7683888954961389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50776285506225281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45615030452568202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5874894407206778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04983032145797413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601468516387933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031584601152447846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20765279105896189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5706294631984879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17895098761010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25243339711811074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75784248245086064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7502149281591467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3028652760653527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662009173646869369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65839923263184599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59015309253547098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6733062016455789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6623904939572192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6066971929762581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48484852194837800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76204375154982743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8002030624320670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57537885382679837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1235704697699807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22048151593332477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1403386505487357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2755659740644012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2426729303730948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21559312720786127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2711064898500841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22457666918371118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83797230092716232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80547367760396329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4335404717183071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479757673883349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89797488203021824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7259417906328814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7236975048911466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2266913410221716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7964023672618413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9632318121165340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53182804553735107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96802210978990335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810240803507740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5257286960635247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6013101802368802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082783455461614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2616117825600627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2375379707000354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08400916026456498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10393346594456837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3608953161379526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3608621206378518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17066058431977911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9164967738878948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0727519703403483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8649297050815963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84264213794670905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79365634377702678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33517897659972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82476827220177819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41945232613732345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0199520500945640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2757784598768598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22066141132481138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9424550274769313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361127043509020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0125204485337947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4429584082090582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63188030490350581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47968897370467403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85466621169926183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2809573870864616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37321396959216984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5533234431334295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10383113933086529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1789142305584498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92326989947213981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638004129931638355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536075194387529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5186028814791776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3374064245110062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4934630201374197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955918354603220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5464430022059230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57640839706763459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8074974101743248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70217409310625528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9782035280715996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7824320791067070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2594369660650095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3112815335995965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835948928147284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9567648787081588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5195944807478661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6483831982106216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65526073124631793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6438921023929119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6626925978383561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2765601629804952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448966116770830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626019974257637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09589356907800021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97288855012273456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64942573067179436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2836827601372618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5576652915195990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74930462828989219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27454288671172198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3671933533661010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877607093749430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9757754479367353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022745591527207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958400611223612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0191683215103395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589489976945965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63403068029915555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3297075770206276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03338745547985085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2482633746529695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6263088319921900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80729310191407400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051682519321921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54167055675330568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3538067746475812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01763873040829793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0842927462771871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8800031618520506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9690334383921153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56850645159121095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11059269098590111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8243422637444858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0073285751699126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7180377219493282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5729803838316383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0666316670244194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0758543798428656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9566497614016584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54963133871429566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33907359705677658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6483029019518617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3923560241036399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1246185043337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45414608082406110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13045860613633382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0088818329042311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08823054801960544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8178897400142833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52074063744905708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8408248809436690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21253418397661425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0612996073643589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809583853361820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4262044632603207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437103858606101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7570063686897969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3870417256607413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55985766606572946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5364219339533260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56558376868948554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57131726479994835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659409921544249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1249304803182996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0994037677099939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20546062552572074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7054982946234432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5555130236511785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4969312876934267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3499680090427493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74331335345035899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11627604518310597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5760914918792996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1189444456540533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644230677123735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8680920008022672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691184284989118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24595896517076569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68198129744714046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4632380627834105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262126783001889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48194255469000758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168243753226265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8193458295109995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3184024504795352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103523873730288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15250480313593049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8457008840363760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2986013506171968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4262757979564844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486496972014979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98179051348001583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175896963887594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46086271515038699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2128730178247635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44773135723065694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65577872821816660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33826919959766354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2919158624554178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69433266468626375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1837624474876911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8641154195208264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16279925746733154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35213220296780879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29794426987493684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8744203577664775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10607563922108255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99049672026123527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9870621637628488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1878777922951613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27983591429359447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32121334538040832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0127183142514628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56660935699690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9098293813974636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92818149138866410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5317526445658532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97199842445772624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12225109900040669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72982057570977187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9325429153320822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7230915683669200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874360257508142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63267016813834574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4135714661823954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90520571587723358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90084445168631931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97733810269115387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4755332725005423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3123020479187475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57899097086205414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884381838591051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5050724942145123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83367548736984169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6401818463587491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49995767928955778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5444946492130139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1872362927630933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51115444220883393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3479911200850243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00072485427207269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8397331839720295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27086439236394536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345370760800093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2653963998300838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38764877283343831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848504922426925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9328643877252659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19628035838206229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7944931258215767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0235409854722153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6757751707216168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5911515176187843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99069581840680016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98546240261851474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8412212038891318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7868462809722958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2927232754948956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0434414749562754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24997135989174692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68300283005940378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852475587617374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8598236988595910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77372070759140898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70379476736597857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1578074009534399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4889782607019597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8286638451205011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24039753295415742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71964377691517769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00669065969641269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613252394878700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9922910672218240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2369793627950196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5252928594949347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64585489460391817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9883619749804791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65507447108051824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17095587034233190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16797666105997976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55820737781855594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2630030519693652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96977528448698651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49362865525172313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5947230747202185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82805801667461231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2370928493231275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1909395591792393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83894226961611426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7878059579795124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63432045226036419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50567296689102852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5115799906219050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18531245316352708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8416084325379280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2939519915431687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17673824090346109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22274401256064630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90120051262648135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1174860450410409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72724142983473544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7106791670896949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4223677568008798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45403591015115734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2376505124987767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39719455424152898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4599201851851050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98843657671714786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9180526794753798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12093270662389106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7026263250875464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43114664200971695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10322500996577663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760705011718714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95197653120079437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6834681332927931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8332208449446054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166834516555592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74524409436063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85834090281491763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7354718658092639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59463166770676266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10138566727646433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669627048475340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62928464612816523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090558532782401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9753136622503037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8946358235851520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5017111917686313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347179281444861519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7628876794498506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4706903146107278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52770925281681206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689318375178700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7779205937356682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1262528830859166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89342142298838627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91060769032895354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750177661263449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9979128560769725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60646169606408076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7338868746139866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6167226848699843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8349512897634850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5607952192929894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90619621741422908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40965503247334016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03709344387024521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47777592748651576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02379503248810586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14981937311259231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529266022749586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76613813018139094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5777266533547787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4076227767516619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7504374329365259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6450241056961599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02242167558455124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7920869186693258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82448781853544670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59697516462403752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784843859401528026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</table:table>
      <table:table table:name="analysis" table:style-name="ta1"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XMLConfig</text:p>
          </table:table-cell>
          <table:table-cell table:formula="of:=COUNTIF([$sample2.D2:.D51];[.A2])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CSS</text:p>
          </table:table-cell>
          <table:table-cell table:formula="of:=COUNTIF([$sample2.D3:$sample2.D52];[.A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xtConfig</text:p>
          </table:table-cell>
          <table:table-cell table:formula="of:=COUNTIF([$sample2.D4:$sample2.D53];[.A4])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Java</text:p>
          </table:table-cell>
          <table:table-cell table:formula="of:=COUNTIF([$sample2.D5:.D54];[.A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XMLGui</text:p>
          </table:table-cell>
          <table:table-cell table:formula="of:=COUNTIF([$sample2.D6:$sample2.D55];[.A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MLConfig</text:p>
          </table:table-cell>
          <table:table-cell table:formula="of:=COUNTIF([$sample2.D7:$sample2.D56];[.A7])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HP</text:p>
          </table:table-cell>
          <table:table-cell table:formula="of:=COUNTIF([$sample2.D8:$sample2.D57];[.A8])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VB(A)</text:p>
          </table:table-cell>
          <table:table-cell table:formula="of:=COUNTIF([$sample2.D9:$sample2.D58];[.A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orMapping</text:p>
          </table:table-cell>
          <table:table-cell table:formula="of:=COUNTIF([$sample2.D10:$sample2.D59];[.A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MLExample</text:p>
          </table:table-cell>
          <table:table-cell table:formula="of:=COUNTIF([$sample2.D11:$sample2.D60];[.A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Example</text:p>
          </table:table-cell>
          <table:table-cell table:formula="of:=COUNTIF([$sample2.D12:$sample2.D61];[.A12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ObjectiveC</text:p>
          </table:table-cell>
          <table:table-cell table:formula="of:=COUNTIF([$sample2.D13:$sample2.D62];[.A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table:formula="of:=COUNTIF([$sample2.D14:$sample2.D63];[.A14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TML/JavaScript</text:p>
          </table:table-cell>
          <table:table-cell table:formula="of:=COUNTIF([$sample2.D15:$sample2.D64];[.A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Example</text:p>
          </table:table-cell>
          <table:table-cell table:formula="of:=COUNTIF([$sample2.D16:$sample2.D65];[.A1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Code</text:p>
          </table:table-cell>
          <table:table-cell table:style-name="ce3" table:formula="of:=SUM([.B3];[.B5];[.B8];[.B9];[.B13];[.B15])" office:value-type="float" office:value="29" calcext:value-type="float">
            <text:p>29</text:p>
          </table:table-cell>
        </table:table-row>
      </table:table>
      <table:named-expressions/>
      <table:database-ranges>
        <table:database-range table:name="__Anonymous_Sheet_DB__0" table:target-range-address="sample2.A1:sample2.J10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3:03:56.529463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14:11:19.612421410</dc:date>
    <meta:editing-duration>PT50M52S</meta:editing-duration>
    <meta:editing-cycles>7</meta:editing-cycles>
    <meta:generator>LibreOffice_Vanilla/6.0.4.5$MacOSX_X86_64 LibreOffice_project/6840e4519a6ce8bcc1328eb2d87b5c46c6df1038</meta:generator>
    <meta:document-statistic meta:table-count="2" meta:cell-count="3425" meta:object-count="0"/>
  </office:meta>
</office:document-meta>
</file>